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>
      <style:text-properties officeooo:rsid="0010f602" officeooo:paragraph-rsid="0010f602"/>
    </style:style>
    <style:style style:name="P3" style:family="paragraph" style:parent-style-name="Standard">
      <style:text-properties officeooo:rsid="00110a4f" officeooo:paragraph-rsid="00110a4f"/>
    </style:style>
    <style:style style:name="P4" style:family="paragraph" style:parent-style-name="Standard">
      <style:text-properties officeooo:rsid="0016083b" officeooo:paragraph-rsid="0016083b"/>
    </style:style>
    <style:style style:name="P5" style:family="paragraph" style:parent-style-name="Standard">
      <style:text-properties officeooo:rsid="001c9ecd" officeooo:paragraph-rsid="001c9ecd"/>
    </style:style>
    <style:style style:name="P6" style:family="paragraph" style:parent-style-name="Standard">
      <style:text-properties officeooo:rsid="00199200" officeooo:paragraph-rsid="00199200"/>
    </style:style>
    <style:style style:name="P7" style:family="paragraph" style:parent-style-name="Standard">
      <style:text-properties officeooo:rsid="001de000" officeooo:paragraph-rsid="001de000"/>
    </style:style>
    <style:style style:name="P8" style:family="paragraph" style:parent-style-name="Standard">
      <style:text-properties officeooo:rsid="001efdf6" officeooo:paragraph-rsid="001efdf6"/>
    </style:style>
    <style:style style:name="P9" style:family="paragraph" style:parent-style-name="Standard">
      <style:text-properties officeooo:rsid="0020ebcf" officeooo:paragraph-rsid="0020ebcf"/>
    </style:style>
    <style:style style:name="P10" style:family="paragraph" style:parent-style-name="Standard">
      <style:text-properties officeooo:rsid="00229b3d" officeooo:paragraph-rsid="00229b3d"/>
    </style:style>
    <style:style style:name="P11" style:family="paragraph" style:parent-style-name="Standard">
      <style:text-properties officeooo:rsid="00247767" officeooo:paragraph-rsid="00247767"/>
    </style:style>
    <style:style style:name="P12" style:family="paragraph" style:parent-style-name="Standard">
      <style:text-properties officeooo:rsid="002b383b" officeooo:paragraph-rsid="002b383b"/>
    </style:style>
    <style:style style:name="P13" style:family="paragraph" style:parent-style-name="Standard" style:list-style-name="L1">
      <style:text-properties officeooo:rsid="00105097" officeooo:paragraph-rsid="001beee4"/>
    </style:style>
    <style:style style:name="P14" style:family="paragraph" style:parent-style-name="Standard" style:list-style-name="L2">
      <style:text-properties officeooo:rsid="00105097" officeooo:paragraph-rsid="00105097"/>
    </style:style>
    <style:style style:name="P15" style:family="paragraph" style:parent-style-name="Standard" style:list-style-name="List_20_1">
      <style:text-properties officeooo:rsid="00105097" officeooo:paragraph-rsid="001beee4"/>
    </style:style>
    <style:style style:name="P16" style:family="paragraph" style:parent-style-name="Standard" style:list-style-name="L1">
      <style:text-properties officeooo:rsid="001beee4" officeooo:paragraph-rsid="001beee4"/>
    </style:style>
    <style:style style:name="P17" style:family="paragraph" style:parent-style-name="Standard" style:list-style-name="List_20_1">
      <style:text-properties officeooo:rsid="001beee4" officeooo:paragraph-rsid="001beee4"/>
    </style:style>
    <style:style style:name="P18" style:family="paragraph" style:parent-style-name="Standard" style:list-style-name="List_20_1">
      <style:text-properties officeooo:rsid="00110a4f" officeooo:paragraph-rsid="00110a4f"/>
    </style:style>
    <style:style style:name="P19" style:family="paragraph" style:parent-style-name="Standard">
      <style:text-properties officeooo:rsid="00247767" officeooo:paragraph-rsid="00247767"/>
    </style:style>
    <style:style style:name="T1" style:family="text">
      <style:text-properties officeooo:rsid="001beee4"/>
    </style:style>
    <style:style style:name="T2" style:family="text">
      <style:text-properties officeooo:rsid="001c9ecd"/>
    </style:style>
    <style:style style:name="T3" style:family="text">
      <style:text-properties officeooo:rsid="002f4bc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13">create event/update event. </text:p>
          <text:list>
            <text:list-item>
              <text:p text:style-name="P16">For users, the event must be verified if its legit by admin through the admin panel. <text:span text:style-name="T2">Thus the event must have a column for indicating if the event is approved or not</text:span></text:p>
            </text:list-item>
            <text:list-item>
              <text:p text:style-name="P16">For clubs the event is added directly and owned by the club</text:p>
            </text:list-item>
          </text:list>
        </text:list-item>
      </text:list>
      <text:p text:style-name="P1"/>
      <text:p text:style-name="P1">category api</text:p>
      <text:list text:style-name="L2">
        <text:list-item>
          <text:p text:style-name="P14"><text:span text:style-name="T1">create/</text:span>update category. <text:span text:style-name="T1">Done by admin and is straight foward</text:span></text:p>
        </text:list-item>
      </text:list>
      <text:p text:style-name="P1"/>
      <text:p text:style-name="P1">event type api</text:p>
      <text:list text:style-name="List_20_1">
        <text:list-item>
          <text:p text:style-name="P15">create/update type. <text:span text:style-name="T1">Done by admin and is straight foward</text:span>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15">create/update club. </text:p>
          <text:list>
            <text:list-item>
              <text:p text:style-name="P17">Club admin who is also a user will create the club, and may update any neccesary info the admin wishes</text:p>
            </text:list-item>
            <text:list-item>
              <text:p text:style-name="P17">Verification of legit clubs must be done in some way. Research may be needed.</text:p>
            </text:list-item>
          </text:list>
        </text:list-item>
      </text:list>
      <text:p text:style-name="P1"/>
      <text:p text:style-name="P2">User event api</text:p>
      <text:list text:continue-numbering="true" text:style-name="List_20_1">
        <text:list-item>
          <text:p text:style-name="P18">create/update user event. This is the same as attending to the event. <text:span text:style-name="T2">No need of updating since its the same as deleting or not attending</text:span></text:p>
        </text:list-item>
      </text:list>
      <text:p text:style-name="P3"/>
      <text:p text:style-name="P3">Club Subscribed member api</text:p>
      <text:list text:continue-numbering="true" text:style-name="List_20_1">
        <text:list-item>
          <text:p text:style-name="P18">create/update. This is the same as subscribing</text:p>
        </text:list-item>
      </text:list>
      <text:p text:style-name="P3"/>
      <text:p text:style-name="P5">We need a cron job</text:p>
      <text:p text:style-name="P3"/>
      <text:p text:style-name="P4">when to use page and when to use a list</text:p>
      <text:p text:style-name="P6">connect with file upload and download in create/update api</text:p>
      <text:p text:style-name="P6"/>
      <text:p text:style-name="P7">automate the event time passing and update the event </text:p>
      <text:p text:style-name="P8">club registration review</text:p>
      <text:p text:style-name="P8">email service</text:p>
      <text:p text:style-name="P9">user registration in an event that a club owns. May include payment</text:p>
      <text:p text:style-name="P9"/>
      <text:p text:style-name="P12">To be implemented</text:p>
      <text:p text:style-name="P12">S3 bucket for media saving</text:p>
      <text:p text:style-name="P12">Lambda function to change event status</text:p>
      <text:p text:style-name="P12">Secure endpoints: <text:span text:style-name="T3">revisit which api should be open from the frontend</text:span></text:p>
      <text:p text:style-name="P12">Email</text:p>
      <text:p text:style-name="P12">Search fields</text:p>
      <text:p text:style-name="P9"/>
      <text:p text:style-name="P9"/>
      <text:p text:style-name="P10">indexing</text:p>
      <text:p text:style-name="P10">custom exception</text:p>
      <text:p text:style-name="P10">org structure</text:p>
      <text:p text:style-name="P10">appconf</text:p>
      <text:p text:style-name="P10">attribute based access control</text:p>
      <text:p text:style-name="P10">job scheduling</text:p>
      <text:p text:style-name="P11">profiling</text:p>
      <text:p text:style-name="P11">custom annotation</text:p>
      <text:p text:style-name="P11"/>
      <text:p text:style-name="P11"><text:a xlink:type="simple" xlink:href="https://github.com/ls1intum/Artemis" text:style-name="Internet_20_link" text:visited-style-name="Visited_20_Internet_20_Link"><text:soft-page-break/>https://github.com/ls1intum/Artemis</text:a></text:p>
      <text:p text:style-name="P11"/>
      <text:p text:style-name="P11"/>
      <text:p text:style-name="P8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33:46.063571441</meta:creation-date>
    <meta:editing-duration>P1DT8H19M25S</meta:editing-duration>
    <meta:editing-cycles>11</meta:editing-cycles>
    <meta:generator>LibreOffice/24.2.7.2$Linux_X86_64 LibreOffice_project/420$Build-2</meta:generator>
    <dc:date>2025-06-12T22:45:55.249906482</dc:date>
    <meta:document-statistic meta:table-count="0" meta:image-count="0" meta:object-count="0" meta:page-count="2" meta:paragraph-count="38" meta:word-count="253" meta:character-count="1431" meta:non-whitespace-character-count="1223"/>
  </office:meta>
</office:document-meta>
</file>